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8.096cm"/>
    </style:style>
    <style:style style:name="co14" style:family="table-column">
      <style:table-column-properties fo:break-before="auto" style:column-width="8.1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1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22"/>
    <style:style style:name="ce39" style:family="table-cell" style:parent-style-name="Default" style:data-style-name="N4"/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79999999999999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3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2" calcext:value-type="float">
            <text:p>2.00</text:p>
          </table:table-cell>
          <table:table-cell/>
          <table:table-cell office:value-type="string" calcext:value-type="string">
            <text:p>About 2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4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$C$37:.$C$39])+10*LOG10([.C$32]/[.C$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5]+SUM([.$C$37:.$C$39])+10*LOG10([.C$32]/[.C$33])" office:value-type="float" office:value="5.373952292857" calcext:value-type="float">
            <text:p>5.37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088" calcext:value-type="float">
            <text:p>20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44" calcext:value-type="float">
            <text:p>10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29" calcext:value-type="float">
            <text:p>29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19" calcext:value-type="float">
            <text:p>3.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313479623824451" calcext:value-type="float">
            <text:p>0.3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321.003134796238" calcext:value-type="float">
            <text:p>32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407.52351097179" calcext:value-type="float">
            <text:p>2,407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926.01880877743" calcext:value-type="float">
            <text:p>1,926.0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2.40756021097943" calcext:value-type="float">
            <text:p>-2.41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62.5" calcext:value-type="float">
            <text:p>563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t 10% PER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35]+SUM([.C38:.C39])+10*LOG10([.C33]/[.C34])" office:value-type="float" office:value="1.04901959985743" calcext:value-type="float">
            <text:p>1.05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table table:name="2020B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B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st fading waveform withunequal error protectio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12,56) code, just protect 33 stage1 VQ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out 4% BER uncoded for PSK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4% BER</text:p>
          </table:table-cell>
          <table:table-cell table:style-name="ce31" table:formula="of:=[.C42]+SUM([.C45:.C46])+10*LOG10([.C40]/[.C41])" office:value-type="float" office:value="4.99323172590105" calcext:value-type="float">
            <text:p>4.99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2020C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2020C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igned for fast fading with high rate FEC to mop up error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5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7:.C9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0]/[.C5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Voice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# codec frames/pack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# codec bits/packet</text:p>
          </table:table-cell>
          <table:table-cell table:formula="of:=[.C14]*[.C10]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FEC parity bits/packe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212,158) code on all bits</text:p>
          </table:table-cell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15]+[.C16]+([.C17]+[.C18])*[.C29]"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10]*[.C14]/[.C29]+[.C17]+[.C18]" office:value-type="float" office:value="88" calcext:value-type="float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1" table:formula="of:=[.C19]/[.C33]" office:value-type="float" office:value="1" calcext:value-type="float">
            <text:p>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5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22]" office:value-type="float" office:value="11.1111111111111" calcext:value-type="float">
            <text:p>11.1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19]/[.C22]" office:value-type="float" office:value="2577.77777777778" calcext:value-type="float">
            <text:p>2,577.78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30]-1)*[.C31]" office:value-type="float" office:value="116" calcext:value-type="float">
            <text:p>116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32]*[.C29]" office:value-type="float" office:value="232" calcext:value-type="float">
            <text:p>232</text:p>
          </table:table-cell>
          <table:table-cell/>
          <table:table-cell office:value-type="string" calcext:value-type="string">
            <text:p>less pilot symbols</text:p>
          </table:table-cell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35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4" calcext:value-type="float">
            <text:p>0.00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35]+[.C36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7]*[.C30]"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31]*[.C34]*[.C29]" office:value-type="float" office:value="4142.85714285714" calcext:value-type="float">
            <text:p>4142.86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coded operating point Eb/No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string" calcext:value-type="string">
            <text:p>Energy per info bit/No for PER about 10% using (212,56) code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table:style-name="ce31" table:formula="of:=[.C42]+10*LOG10(156/212)" office:value-type="float" office:value="1.9178873742571" calcext:value-type="float">
            <text:p>1.92</text:p>
          </table:table-cell>
          <table:table-cell/>
          <table:table-cell office:value-type="string" calcext:value-type="string">
            <text:p>Eb/No we require on uncoded bit strea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7]/[.C35])" office:value-type="float" office:value="1.09144469425068" calcext:value-type="float">
            <text:p>1.09</text:p>
          </table:table-cell>
          <table:table-cell/>
          <table:table-cell office:value-type="string" calcext:value-type="string">
            <text:p>we have to spread Tx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table:formula="of:=[.C43]+SUM([.C45:.C46])+10*LOG10([.C40]/[.C41])" office:value-type="float" office:value="4.91111910015815" calcext:value-type="float">
            <text:p>4.91</text:p>
          </table:table-cell>
          <table:table-cell/>
          <table:table-cell office:value-type="string" calcext:value-type="string">
            <text:p>Calculated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/[.C35]" office:value-type="float" office:value="2071.42857142857" calcext:value-type="float">
            <text:p>2071</text:p>
          </table:table-cell>
          <table:table-cell/>
          <table:table-cell office:value-type="string" calcext:value-type="string">
            <text:p>Getting to the limits of a SSB Tx</text:p>
          </table:table-cell>
        </table:table-row>
      </table:table>
      <table:table table:name="ofdm data c4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dB lower SNR than datac3 at about 1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333333333333333" calcext:value-type="float">
            <text:p>0.3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816" calcext:value-type="float">
            <text:p>81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408" calcext:value-type="float">
            <text:p>4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34" calcext:value-type="float">
            <text:p>34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74" calcext:value-type="float">
            <text:p>3.7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267379679144385" calcext:value-type="float">
            <text:p>0.2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68.4491978609626" calcext:value-type="float">
            <text:p>68.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13.368983957219" calcext:value-type="float">
            <text:p>513.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410.695187165776" calcext:value-type="float">
            <text:p>410.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75" calcext:value-type="float">
            <text:p>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C37:.C39])+10*LOG10([.C33]/[.C34])" office:value-type="float" office:value="-7.17877275817606" calcext:value-type="float">
            <text:p>-7.18</text:p>
          </table:table-cell>
          <table:table-cell/>
          <table:table-cell office:value-type="string" calcext:value-type="string">
            <text:p>About -4dB measured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40]+5" office:value-type="float" office:value="-2.17877275817606" calcext:value-type="float">
            <text:p>-2.18</text:p>
          </table:table-cell>
          <table:table-cell/>
          <table:table-cell office:value-type="string" calcext:value-type="string">
            <text:p>About 0dB measure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87.5" calcext:value-type="float">
            <text:p>188</text:p>
          </table:table-cell>
          <table:table-cell/>
          <table:table-cell office:value-type="string" calcext:value-type="string">
            <text:p>Could run into problems with freq sel fading</text:p>
          </table:table-cell>
        </table:table-row>
      </table:table>
      <table:table table:name="ofdm data c5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hooting for a high bit rate QPSK waveform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table:formula="of:=[.C6]*[.C9]"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9]-[.C7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6240" calcext:value-type="float">
            <text:p>162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8120" calcext:value-type="float">
            <text:p>81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5.8" calcext:value-type="float">
            <text:p>5.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172413793103448" calcext:value-type="float">
            <text:p>0.1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1675.86206896552" calcext:value-type="float">
            <text:p>1,675.8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12568.9655172414" calcext:value-type="float">
            <text:p>12,568.9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0055.1724137931" calcext:value-type="float">
            <text:p>10,055.1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4375" calcext:value-type="float">
            <text:p>4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code falls ov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formula="of:=[.C35]+5" office:value-type="float" office:value="4" calcext:value-type="float">
            <text:p>4</text:p>
          </table:table-cell>
          <table:table-cell/>
          <table:table-cell office:value-type="string" calcext:value-type="string">
            <text:p>Assume MPP 5dB worse than AWGN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5]+SUM([.$C$38:.$C$40])+10*LOG10([.C$33]/[.C$34])" office:value-type="float" office:value="3.07676828654782" calcext:value-type="float">
            <text:p>3.08</text:p>
          </table:table-cell>
          <table:table-cell/>
          <table:table-cell office:value-type="string" calcext:value-type="string">
            <text:p>About 1dB in simulated AWGN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$C$38:.$C$40])+10*LOG10([.C$33]/[.C$34])" office:value-type="float" office:value="6.08706824318764" calcext:value-type="float">
            <text:p>6.09</text:p>
          </table:table-cell>
          <table:table-cell/>
          <table:table-cell office:value-type="string" calcext:value-type="string">
            <text:p>About 5dB simulated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2187.5" calcext:value-type="float">
            <text:p>21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8">
      <number:number number:decimal-places="16" number:min-decimal-places="16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1T07:35:29.162637265</meta:creation-date>
    <dc:date>2023-04-13T12:29:21.134002451</dc:date>
    <meta:editing-duration>P4DT3H1M9S</meta:editing-duration>
    <meta:editing-cycles>91</meta:editing-cycles>
    <meta:generator>LibreOffice/7.5.1.2$Linux_X86_64 LibreOffice_project/81bce3cd17f5e01886721863a4fa0d99f91033a6</meta:generator>
    <meta:document-statistic meta:table-count="12" meta:cell-count="1031" meta:object-count="0"/>
  </office:meta>
</office:document-meta>
</file>